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er">
      <style:text-properties fo:color="#faa61a" fo:language="en" fo:country="U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Weapons</text:h>
      <text:p text:style-name="Text_20_body">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style:paragraph-properties fo:margin-left="0cm" fo:margin-right="0cm" fo:margin-top="0cm" fo:margin-bottom="0.101cm" loext:contextual-spacing="false" fo:line-height="100%" fo:text-align="justify" style:justify-single-word="false" fo:text-indent="0cm" style:auto-text-indent="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8pt"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text:page-number text:select-page="current">28</text:page-number>/<text:page-count>0</text:page-count></text:p>
      </style:head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header>
        <text:p text:style-name="Header"/>
      </style:header>
    </style:master-page>
    <style:master-page style:name="First_20_Page" style:display-name="First Page" style:page-layout-name="Mpm10" style:next-style-name="PaginaVuotaDelLibro">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apons</dc:title>
    <dc:date>2018-11-17T22:32:59.412000000</dc:date>
    <dc:creator>Michele Maione</dc:creator>
    <meta:editing-duration>P0D</meta:editing-duration>
    <meta:editing-cycles>1</meta:editing-cycles>
    <meta:document-statistic meta:table-count="0" meta:image-count="0" meta:object-count="0" meta:paragraph-count="5" meta:word-count="209" meta:character-count="1347" meta:non-whitespace-character-count="1143"/>
    <meta:generator>LibreOffice/6.1.2.1$Windows_X86_64 LibreOffice_project/65905a128db06ba48db947242809d14d3f9a93fe</meta:generator>
    <meta:template xlink:type="simple" xlink:actuate="onRequest" xlink:title="" xlink:href="../MasterGameDesignDocument.odm" meta:date="2018-11-17T22:34:54.633000000"/>
  </office:meta>
</office:document-meta>
</file>